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DEUDOR CHAVEZ, AARON ROBER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5950917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881122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DEUDOR CHAVEZ, AARON ROBERT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5950917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170148</text:p>
          </table:table-cell>
          <table:table-cell table:style-name="Tabla2.D3" office:value-type="string">
            <text:p text:style-name="P17">4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6:32:3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